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20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fo:background-color="#FFFFFF"/>
    </style:style>
    <style:style style:name="ce10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7.56708333333333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8.20208333333333cm"/>
    </style:style>
    <style:style style:name="co8" style:family="table-column">
      <style:table-column-properties fo:break-before="auto" style:column-width="4.3656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06375cm"/>
    </style:style>
    <style:style style:name="ro1" style:family="table-row">
      <style:table-row-properties style:row-height="24.4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1" table:style-name="ta1">
        <table:table-column table:style-name="co1" table:default-cell-style-name="ce2" table:visibility="collap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1" table:number-columns-repeated="56" table:default-cell-style-name="ce1"/>
        <table:table-column table:style-name="co9" table:number-columns-repeated="16320" table:default-cell-style-name="ce1"/>
        <table:table-row table:style-name="ro1">
          <table:table-cell office:value-type="string" table:style-name="ce2">
            <text:p><text:s text:c="2"/></text:p>
          </table:table-cell>
          <table:table-cell office:value-type="string" table:style-name="ce3">
            <text:p>Pacientes</text:p>
          </table:table-cell>
          <table:table-cell office:value-type="string" table:style-name="ce3">
            <text:p>Tipo de Alta</text:p>
          </table:table-cell>
          <table:table-cell office:value-type="string" table:style-name="ce3">
            <text:p>Telefone</text:p>
          </table:table-cell>
          <table:table-cell office:value-type="string" table:style-name="ce3">
            <text:p>Dia Alta</text:p>
          </table:table-cell>
          <table:table-cell office:value-type="string" table:style-name="ce3">
            <text:p>Cid</text:p>
          </table:table-cell>
          <table:table-cell office:value-type="string" table:style-name="ce3">
            <text:p>Endereço</text:p>
          </table:table-cell>
          <table:table-cell office:value-type="string" table:style-name="ce3">
            <text:p>Encaminhado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FRANCISCO ASSIS MOURA TAROUCO</text:p>
          </table:table-cell>
          <table:table-cell office:value-type="string" table:style-name="ce5">
            <text:p>MELHORADA</text:p>
          </table:table-cell>
          <table:table-cell office:value-type="float" office:value="53981319329" table:style-name="ce5">
            <text:p>53981319329</text:p>
          </table:table-cell>
          <table:table-cell office:value-type="date" office:date-value="2025-02-08T00:00:00" table:style-name="ce6">
            <text:p>08/02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RUA GONÇALVES CHAVES <text:s/>Nº05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7">
            <text:p>NILTON JESUS DA CUNHA ROSSALES</text:p>
          </table:table-cell>
          <table:table-cell office:value-type="string" table:style-name="ce5">
            <text:p>MELHORADA</text:p>
          </table:table-cell>
          <table:table-cell office:value-type="float" office:value="53991013336" table:style-name="ce5">
            <text:p>53991013336</text:p>
          </table:table-cell>
          <table:table-cell office:value-type="date" office:date-value="2025-02-07T00:00:00" table:style-name="ce6">
            <text:p>07/02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MATHEUS GOMES VIANNA <text:s/>Nº480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CRISTIANO ANDRE GOCALVES DE NOBRE</text:p>
          </table:table-cell>
          <table:table-cell office:value-type="string" table:style-name="ce4">
            <text:p>JEFERSON DA SILVA GARCIA</text:p>
          </table:table-cell>
          <table:table-cell office:value-type="string" table:style-name="ce5">
            <text:p>MELHORADA</text:p>
          </table:table-cell>
          <table:table-cell office:value-type="float" office:value="53999011465" table:style-name="ce5">
            <text:p>53999011465</text:p>
          </table:table-cell>
          <table:table-cell office:value-type="date" office:date-value="2025-02-09T00:00:00" table:style-name="ce6">
            <text:p>09/02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OSCALDO BRUM DE OLIVEIRA <text:s/>Nº358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OSVALDO DE JESUSU CALERO TAVARES</text:p>
          </table:table-cell>
          <table:table-cell office:value-type="string" table:style-name="ce5">
            <text:p>MELHORADA</text:p>
          </table:table-cell>
          <table:table-cell office:value-type="float" office:value="53981188677" table:style-name="ce5">
            <text:p>53981188677</text:p>
          </table:table-cell>
          <table:table-cell office:value-type="date" office:date-value="2025-02-07T00:00:00" table:style-name="ce6">
            <text:p>07/02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BARAO DE TRAMANDAI Nº1216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MICHELE ROSA DA ROSA</text:p>
          </table:table-cell>
          <table:table-cell office:value-type="string" table:style-name="ce5">
            <text:p>MELHORADA</text:p>
          </table:table-cell>
          <table:table-cell office:value-type="float" office:value="53981178757" table:style-name="ce5">
            <text:p>53981178757</text:p>
          </table:table-cell>
          <table:table-cell office:value-type="date" office:date-value="2025-02-07T00:00:00" table:style-name="ce6">
            <text:p>07/02/25</text:p>
          </table:table-cell>
          <table:table-cell office:value-type="string" table:style-name="ce5">
            <text:p>F604</text:p>
          </table:table-cell>
          <table:table-cell office:value-type="string" table:style-name="ce4">
            <text:p>EDINA DE BARROS BECK <text:s/>Nº113</text:p>
          </table:table-cell>
          <table:table-cell office:value-type="string" table:style-name="ce8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ISMAEL FERRAZ DE ALMEIDA</text:p>
          </table:table-cell>
          <table:table-cell office:value-type="string" table:style-name="ce5">
            <text:p>MELHORADA</text:p>
          </table:table-cell>
          <table:table-cell office:value-type="float" office:value="53981490816" table:style-name="ce5">
            <text:p>53981490816</text:p>
          </table:table-cell>
          <table:table-cell office:value-type="date" office:date-value="2025-02-10T00:00:00" table:style-name="ce6">
            <text:p>10/02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PAULO THOLOZAN DIAS DA COSTA <text:s/>Nº3706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MARCELO MENDES MARTINS</text:p>
          </table:table-cell>
          <table:table-cell office:value-type="string" table:style-name="ce5">
            <text:p>MELHORADA</text:p>
          </table:table-cell>
          <table:table-cell office:value-type="float" office:value="53991135882" table:style-name="ce5">
            <text:p>53991135882</text:p>
          </table:table-cell>
          <table:table-cell office:value-type="date" office:date-value="2025-02-10T00:00:00" table:style-name="ce6">
            <text:p>10/02/25</text:p>
          </table:table-cell>
          <table:table-cell office:value-type="string" table:style-name="ce5">
            <text:p>F310</text:p>
          </table:table-cell>
          <table:table-cell office:value-type="string" table:style-name="ce4">
            <text:p>RIO BRANCO <text:s/>Nº335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LEONARDO GOULART BORGES REHLING</text:p>
          </table:table-cell>
          <table:table-cell office:value-type="string" table:style-name="ce5">
            <text:p>MELHORADA</text:p>
          </table:table-cell>
          <table:table-cell office:value-type="float" office:value="53981154248" table:style-name="ce5">
            <text:p>53981154248</text:p>
          </table:table-cell>
          <table:table-cell office:value-type="date" office:date-value="2025-02-10T00:00:00" table:style-name="ce6">
            <text:p>10/02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PEDRO PELIZZER <text:s text:c="2"/>Nº6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ELINARA DAS NEVES MEYER</text:p>
          </table:table-cell>
          <table:table-cell office:value-type="string" table:style-name="ce5">
            <text:p>MELHORADA</text:p>
          </table:table-cell>
          <table:table-cell office:value-type="float" office:value="53981341530" table:style-name="ce5">
            <text:p>53981341530</text:p>
          </table:table-cell>
          <table:table-cell office:value-type="date" office:date-value="2025-02-11T00:00:00" table:style-name="ce6">
            <text:p>11/02/25</text:p>
          </table:table-cell>
          <table:table-cell office:value-type="string" table:style-name="ce5">
            <text:p>F29</text:p>
          </table:table-cell>
          <table:table-cell office:value-type="string" table:style-name="ce4">
            <text:p>RUA QUATORZE <text:s/>Nº391</text:p>
          </table:table-cell>
          <table:table-cell office:value-type="string" table:style-name="ce9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ALDOMIR FRANK BUCHWEITZ</text:p>
          </table:table-cell>
          <table:table-cell office:value-type="string" table:style-name="ce5">
            <text:p>MELHORADA</text:p>
          </table:table-cell>
          <table:table-cell office:value-type="float" office:value="53991575171" table:style-name="ce5">
            <text:p>53991575171</text:p>
          </table:table-cell>
          <table:table-cell office:value-type="date" office:date-value="2025-02-11T00:00:00" table:style-name="ce6">
            <text:p>11/02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AV ULYSSES SILVEIRA GUIMARAES <text:s/>Nº1159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RAFAEL PREMELLI FAGUNDES</text:p>
          </table:table-cell>
          <table:table-cell office:value-type="string" table:style-name="ce5">
            <text:p>MELHORADA</text:p>
          </table:table-cell>
          <table:table-cell office:value-type="float" office:value="53981174349" table:style-name="ce5">
            <text:p>53981174349</text:p>
          </table:table-cell>
          <table:table-cell office:value-type="date" office:date-value="2025-02-11T00:00:00" table:style-name="ce6">
            <text:p>11/02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DOUTOR CARLOS KRAMER DO AMARAL <text:s/>Nº610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MAURO FURTADO DUARTE</text:p>
          </table:table-cell>
          <table:table-cell office:value-type="string" table:style-name="ce5">
            <text:p>MELHORADA</text:p>
          </table:table-cell>
          <table:table-cell table:style-name="ce5"/>
          <table:table-cell office:value-type="date" office:date-value="2025-02-11T00:00:00" table:style-name="ce6">
            <text:p>11/02/25</text:p>
          </table:table-cell>
          <table:table-cell office:value-type="string" table:style-name="ce5">
            <text:p>F102</text:p>
          </table:table-cell>
          <table:table-cell table:style-name="ce4"/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ERIC CHEROLI DA SILVA</text:p>
          </table:table-cell>
          <table:table-cell office:value-type="string" table:style-name="ce5">
            <text:p>MELHORADA</text:p>
          </table:table-cell>
          <table:table-cell office:value-type="float" office:value="53991727954" table:style-name="ce5">
            <text:p>53991727954</text:p>
          </table:table-cell>
          <table:table-cell office:value-type="date" office:date-value="2025-02-11T00:00:00" table:style-name="ce6">
            <text:p>11/02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TRAVESSA TRES <text:s/>Nº120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RAFAELA <text:s/>DE SOUZA SILVA</text:p>
          </table:table-cell>
          <table:table-cell office:value-type="string" table:style-name="ce5">
            <text:p>MELHORADA</text:p>
          </table:table-cell>
          <table:table-cell office:value-type="float" office:value="53981578150" table:style-name="ce5">
            <text:p>53981578150</text:p>
          </table:table-cell>
          <table:table-cell office:value-type="date" office:date-value="2025-02-12T00:00:00" table:style-name="ce6">
            <text:p>12/02/25</text:p>
          </table:table-cell>
          <table:table-cell office:value-type="string" table:style-name="ce5">
            <text:p>F29</text:p>
          </table:table-cell>
          <table:table-cell office:value-type="string" table:style-name="ce4">
            <text:p>TRES DE MAIO <text:s/>Nº1212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LUIS FERNANDO SILVA DOS SANTOS</text:p>
          </table:table-cell>
          <table:table-cell office:value-type="string" table:style-name="ce5">
            <text:p>MELHORADA</text:p>
          </table:table-cell>
          <table:table-cell office:value-type="float" office:value="53999470163" table:style-name="ce5">
            <text:p>53999470163</text:p>
          </table:table-cell>
          <table:table-cell office:value-type="date" office:date-value="2025-02-13T00:00:00" table:style-name="ce6">
            <text:p>13/02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ARTUR SOUSA COSTA <text:s/>Nº419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DIEGO ROSA DOS SANTOS</text:p>
          </table:table-cell>
          <table:table-cell office:value-type="string" table:style-name="ce5">
            <text:p>MELHORADA</text:p>
          </table:table-cell>
          <table:table-cell office:value-type="float" office:value="53981121110" table:style-name="ce5">
            <text:p>53981121110</text:p>
          </table:table-cell>
          <table:table-cell office:value-type="date" office:date-value="2025-02-13T00:00:00" table:style-name="ce6">
            <text:p>13/02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LEONEL MANOEL ESTANISLAU <text:s/>Nº236</text:p>
          </table:table-cell>
          <table:table-cell office:value-type="string" table:style-name="ce10">
            <text:p>CAPS AD</text:p>
          </table:table-cell>
          <table:table-cell table:number-columns-repeated="16376"/>
        </table:table-row>
        <table:table-row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style-name="ce4"/>
          <table:table-cell table:style-name="ce10"/>
          <table:table-cell table:number-columns-repeated="16376"/>
        </table:table-row>
        <table:table-row table:number-rows-repeated="5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2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5" table:style-name="ro2">
          <table:table-cell/>
          <table:table-cell table:style-name="ce7"/>
          <table:table-cell table:number-columns-repeated="2" table:style-name="ce2"/>
          <table:table-cell table:style-name="ce11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3" table:style-name="ro2">
          <table:table-cell/>
          <table:table-cell table:style-name="ce7"/>
          <table:table-cell table:number-columns-repeated="2" table:style-name="ce2"/>
          <table:table-cell table:style-name="ce12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41" table:style-name="ro2">
          <table:table-cell table:number-columns-repeated="16384"/>
        </table:table-row>
        <table:table-row table:number-rows-repeated="75" table:style-name="ro2">
          <table:table-cell/>
          <table:table-cell office:value-type="string" table:style-name="ce2">
            <text:p>,</text:p>
          </table:table-cell>
          <table:table-cell table:number-columns-repeated="16382"/>
        </table:table-row>
        <table:table-row table:number-rows-repeated="30"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16382"/>
        </table:table-row>
        <table:table-row table:number-rows-repeated="61446" table:style-name="ro2">
          <table:table-cell table:number-columns-repeated="16384"/>
        </table:table-row>
        <table:table-row table:number-rows-repeated="2679" table:style-name="ro4">
          <table:table-cell table:number-columns-repeated="16384"/>
        </table:table-row>
        <table:table-row table:number-rows-repeated="983040" table:style-name="ro2">
          <table:table-cell table:number-columns-repeated="16384"/>
        </table:table-row>
        <table:table-row table:number-rows-repeated="1229" table:style-name="ro4">
          <table:table-cell table:number-columns-repeated="16384"/>
        </table:table-row>
      </table:table>
      <table:table table:name="Plan2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3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ilha4" table:style-name="ta3">
        <table:table-column table:style-name="co10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" style:display-name="Accent 1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0" style:display-name="Accent 1 10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1" style:display-name="Accent 1 1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2" style:display-name="Accent 1 1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3" style:display-name="Accent 1 1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4" style:display-name="Accent 1 1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5" style:display-name="Accent 1 1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3" style:display-name="Accent 1 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4" style:display-name="Accent 1 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5" style:display-name="Accent 1 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6" style:display-name="Accent 1 6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7" style:display-name="Accent 1 7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8" style:display-name="Accent 1 8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9" style:display-name="Accent 1 9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0" style:display-name="Accent 10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1" style:display-name="Accent 11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2" style:display-name="Accent 12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3" style:display-name="Accent 13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4" style:display-name="Accent 1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5" style:display-name="Accent 1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6" style:display-name="Accent 1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7" style:display-name="Accent 1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8" style:display-name="Accent 1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" style:display-name="Accent 2 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0" style:display-name="Accent 2 10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1" style:display-name="Accent 2 1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2" style:display-name="Accent 2 1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3" style:display-name="Accent 2 1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4" style:display-name="Accent 2 1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5" style:display-name="Accent 2 1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3" style:display-name="Accent 2 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4" style:display-name="Accent 2 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5" style:display-name="Accent 2 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6" style:display-name="Accent 2 6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7" style:display-name="Accent 2 7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8" style:display-name="Accent 2 8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9" style:display-name="Accent 2 9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" style:display-name="Accent 3 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0" style:display-name="Accent 3 10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1" style:display-name="Accent 3 1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2" style:display-name="Accent 3 1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3" style:display-name="Accent 3 1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4" style:display-name="Accent 3 1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5" style:display-name="Accent 3 1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3" style:display-name="Accent 3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4" style:display-name="Accent 3 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5" style:display-name="Accent 3 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6" style:display-name="Accent 3 6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7" style:display-name="Accent 3 7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8" style:display-name="Accent 3 8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9" style:display-name="Accent 3 9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5" style:display-name="Accent 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6" style:display-name="Accent 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7" style:display-name="Accent 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8" style:display-name="Accent 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9" style:display-name="Accent 9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" style:display-name="Bad 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0" style:display-name="Bad 10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1" style:display-name="Bad 1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2" style:display-name="Bad 1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3" style:display-name="Bad 1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4" style:display-name="Bad 1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5" style:display-name="Bad 1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3" style:display-name="Bad 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4" style:display-name="Bad 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5" style:display-name="Bad 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6" style:display-name="Bad 6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7" style:display-name="Bad 7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8" style:display-name="Bad 8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9" style:display-name="Bad 9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" style:display-name="Error 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0" style:display-name="Error 10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1" style:display-name="Error 1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2" style:display-name="Error 1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3" style:display-name="Error 1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4" style:display-name="Error 1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5" style:display-name="Error 1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3" style:display-name="Error 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4" style:display-name="Error 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5" style:display-name="Error 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6" style:display-name="Error 6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7" style:display-name="Error 7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8" style:display-name="Error 8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9" style:display-name="Error 9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" style:display-name="Footnote 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0" style:display-name="Footnote 10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1" style:display-name="Footnote 1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2" style:display-name="Footnote 1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3" style:display-name="Footnote 1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4" style:display-name="Footnote 1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5" style:display-name="Footnote 1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3" style:display-name="Footnote 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4" style:display-name="Footnote 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5" style:display-name="Footnote 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6" style:display-name="Footnote 6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7" style:display-name="Footnote 7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8" style:display-name="Footnote 8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9" style:display-name="Footnote 9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" style:display-name="Good 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0" style:display-name="Good 10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1" style:display-name="Good 1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2" style:display-name="Good 1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3" style:display-name="Good 1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4" style:display-name="Good 1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5" style:display-name="Good 1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3" style:display-name="Good 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4" style:display-name="Good 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5" style:display-name="Good 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6" style:display-name="Good 6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7" style:display-name="Good 7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8" style:display-name="Good 8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9" style:display-name="Good 9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" style:display-name="Heading 1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0" style:display-name="Heading 1 10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1" style:display-name="Heading 1 1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2" style:display-name="Heading 1 1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3" style:display-name="Heading 1 1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4" style:display-name="Heading 1 1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5" style:display-name="Heading 1 1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3" style:display-name="Heading 1 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4" style:display-name="Heading 1 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5" style:display-name="Heading 1 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6" style:display-name="Heading 1 6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7" style:display-name="Heading 1 7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8" style:display-name="Heading 1 8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9" style:display-name="Heading 1 9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0" style:display-name="Heading 10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1" style:display-name="Heading 11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2" style:display-name="Heading 12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3" style:display-name="Heading 1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4" style:display-name="Heading 1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5" style:display-name="Heading 1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6" style:display-name="Heading 1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7" style:display-name="Heading 1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" style:display-name="Heading 2 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0" style:display-name="Heading 2 10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1" style:display-name="Heading 2 1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2" style:display-name="Heading 2 1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3" style:display-name="Heading 2 1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4" style:display-name="Heading 2 1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5" style:display-name="Heading 2 1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3" style:display-name="Heading 2 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4" style:display-name="Heading 2 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5" style:display-name="Heading 2 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6" style:display-name="Heading 2 6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7" style:display-name="Heading 2 7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8" style:display-name="Heading 2 8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9" style:display-name="Heading 2 9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3" style:display-name="Heading 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6" style:display-name="Heading 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7" style:display-name="Heading 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8" style:display-name="Heading 8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9" style:display-name="Heading 9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" style:display-name="Hyperlink 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0" style:display-name="Hyperlink 10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1" style:display-name="Hyperlink 1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2" style:display-name="Hyperlink 1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3" style:display-name="Hyperlink 1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4" style:display-name="Hyperlink 1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5" style:display-name="Hyperlink 1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4" style:display-name="Hyperlink 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6" style:display-name="Hyperlink 6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7" style:display-name="Hyperlink 7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8" style:display-name="Hyperlink 8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9" style:display-name="Hyperlink 9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" style:display-name="Neutral 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0" style:display-name="Neutral 10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1" style:display-name="Neutral 1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2" style:display-name="Neutral 1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3" style:display-name="Neutral 1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4" style:display-name="Neutral 1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5" style:display-name="Neutral 1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3" style:display-name="Neutral 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4" style:display-name="Neutral 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5" style:display-name="Neutral 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6" style:display-name="Neutral 6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7" style:display-name="Neutral 7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8" style:display-name="Neutral 8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9" style:display-name="Neutral 9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" style:display-name="Note 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0" style:display-name="Note 10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1" style:display-name="Note 1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2" style:display-name="Note 1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3" style:display-name="Note 1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4" style:display-name="Note 1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5" style:display-name="Note 1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3" style:display-name="Note 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4" style:display-name="Note 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5" style:display-name="Note 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6" style:display-name="Note 6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7" style:display-name="Note 7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8" style:display-name="Note 8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9" style:display-name="Note 9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1" style:display-name="Status 1" style:family="table-cell" style:data-style-name="N0">
      <style:table-cell-properties style:vertical-align="automatic" fo:background-color="transparent"/>
    </style:style>
    <style:style style:name="Status_32_10" style:display-name="Status 10" style:family="table-cell" style:data-style-name="N0">
      <style:table-cell-properties style:vertical-align="automatic" fo:background-color="transparent"/>
    </style:style>
    <style:style style:name="Status_32_11" style:display-name="Status 11" style:family="table-cell" style:data-style-name="N0">
      <style:table-cell-properties style:vertical-align="automatic" fo:background-color="transparent"/>
    </style:style>
    <style:style style:name="Status_32_12" style:display-name="Status 12" style:family="table-cell" style:data-style-name="N0">
      <style:table-cell-properties style:vertical-align="automatic" fo:background-color="transparent"/>
    </style:style>
    <style:style style:name="Status_32_13" style:display-name="Status 13" style:family="table-cell" style:data-style-name="N0">
      <style:table-cell-properties style:vertical-align="automatic" fo:background-color="transparent"/>
    </style:style>
    <style:style style:name="Status_32_14" style:display-name="Status 14" style:family="table-cell" style:data-style-name="N0">
      <style:table-cell-properties style:vertical-align="automatic" fo:background-color="transparent"/>
    </style:style>
    <style:style style:name="Status_32_15" style:display-name="Status 15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Status_32_3" style:display-name="Status 3" style:family="table-cell" style:data-style-name="N0">
      <style:table-cell-properties style:vertical-align="automatic" fo:background-color="transparent"/>
    </style:style>
    <style:style style:name="Status_32_4" style:display-name="Status 4" style:family="table-cell" style:data-style-name="N0">
      <style:table-cell-properties style:vertical-align="automatic" fo:background-color="transparent"/>
    </style:style>
    <style:style style:name="Status_32_5" style:display-name="Status 5" style:family="table-cell" style:data-style-name="N0">
      <style:table-cell-properties style:vertical-align="automatic" fo:background-color="transparent"/>
    </style:style>
    <style:style style:name="Status_32_6" style:display-name="Status 6" style:family="table-cell" style:data-style-name="N0">
      <style:table-cell-properties style:vertical-align="automatic" fo:background-color="transparent"/>
    </style:style>
    <style:style style:name="Status_32_7" style:display-name="Status 7" style:family="table-cell" style:data-style-name="N0">
      <style:table-cell-properties style:vertical-align="automatic" fo:background-color="transparent"/>
    </style:style>
    <style:style style:name="Status_32_8" style:display-name="Status 8" style:family="table-cell" style:data-style-name="N0">
      <style:table-cell-properties style:vertical-align="automatic" fo:background-color="transparent"/>
    </style:style>
    <style:style style:name="Status_32_9" style:display-name="Status 9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1" style:display-name="Text 1" style:family="table-cell" style:data-style-name="N0">
      <style:table-cell-properties style:vertical-align="automatic" fo:background-color="transparent"/>
    </style:style>
    <style:style style:name="Text_32_10" style:display-name="Text 10" style:family="table-cell" style:data-style-name="N0">
      <style:table-cell-properties style:vertical-align="automatic" fo:background-color="transparent"/>
    </style:style>
    <style:style style:name="Text_32_11" style:display-name="Text 11" style:family="table-cell" style:data-style-name="N0">
      <style:table-cell-properties style:vertical-align="automatic" fo:background-color="transparent"/>
    </style:style>
    <style:style style:name="Text_32_12" style:display-name="Text 12" style:family="table-cell" style:data-style-name="N0">
      <style:table-cell-properties style:vertical-align="automatic" fo:background-color="transparent"/>
    </style:style>
    <style:style style:name="Text_32_13" style:display-name="Text 13" style:family="table-cell" style:data-style-name="N0">
      <style:table-cell-properties style:vertical-align="automatic" fo:background-color="transparent"/>
    </style:style>
    <style:style style:name="Text_32_14" style:display-name="Text 14" style:family="table-cell" style:data-style-name="N0">
      <style:table-cell-properties style:vertical-align="automatic" fo:background-color="transparent"/>
    </style:style>
    <style:style style:name="Text_32_15" style:display-name="Text 15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Text_32_3" style:display-name="Text 3" style:family="table-cell" style:data-style-name="N0">
      <style:table-cell-properties style:vertical-align="automatic" fo:background-color="transparent"/>
    </style:style>
    <style:style style:name="Text_32_4" style:display-name="Text 4" style:family="table-cell" style:data-style-name="N0">
      <style:table-cell-properties style:vertical-align="automatic" fo:background-color="transparent"/>
    </style:style>
    <style:style style:name="Text_32_5" style:display-name="Text 5" style:family="table-cell" style:data-style-name="N0">
      <style:table-cell-properties style:vertical-align="automatic" fo:background-color="transparent"/>
    </style:style>
    <style:style style:name="Text_32_6" style:display-name="Text 6" style:family="table-cell" style:data-style-name="N0">
      <style:table-cell-properties style:vertical-align="automatic" fo:background-color="transparent"/>
    </style:style>
    <style:style style:name="Text_32_7" style:display-name="Text 7" style:family="table-cell" style:data-style-name="N0">
      <style:table-cell-properties style:vertical-align="automatic" fo:background-color="transparent"/>
    </style:style>
    <style:style style:name="Text_32_8" style:display-name="Text 8" style:family="table-cell" style:data-style-name="N0">
      <style:table-cell-properties style:vertical-align="automatic" fo:background-color="transparent"/>
    </style:style>
    <style:style style:name="Text_32_9" style:display-name="Text 9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" style:display-name="Warning 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0" style:display-name="Warning 10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1" style:display-name="Warning 1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2" style:display-name="Warning 1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3" style:display-name="Warning 1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4" style:display-name="Warning 1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5" style:display-name="Warning 1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3" style:display-name="Warning 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4" style:display-name="Warning 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5" style:display-name="Warning 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6" style:display-name="Warning 6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7" style:display-name="Warning 7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8" style:display-name="Warning 8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9" style:display-name="Warning 9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511811023622047in" fo:margin-right="0.51181102362204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3">
      <style:page-layout-properties fo:margin-top="0.78740157480315in" fo:margin-bottom="0.7874015748031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meta:initial-creator>Usuário do Windows</meta:initial-creator>
    <dc:creator>Recepção Coordenação</dc:creator>
    <meta:creation-date>2016-07-13T11:42:24Z</meta:creation-date>
    <dc:date>2025-02-14T13:10:16Z</dc:date>
    <meta:print-date>2024-06-07T20:11:09Z</meta:print-date>
    <meta:editing-cycles>4109</meta:editing-cycles>
    <meta:editing-duration>PT4597053S</meta:editing-duration>
  </office:meta>
</office:document-meta>
</file>